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3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3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20%" dr3d:shadow="hidden"/>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fill="solid" draw:fill-color="#ff8080" draw:textarea-horizontal-align="justify" draw:textarea-vertical-align="middle" draw:auto-grow-height="false" draw:shadow="hidden"/>
    </style:style>
    <style:style style:name="gr6"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8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8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8"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8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4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9" style:family="graphic" style:parent-style-name="standard">
      <style:graphic-properties draw:fill="solid" draw:fill-color="#94bd5e" draw:textarea-horizontal-align="justify" draw:textarea-vertical-align="middle" draw:auto-grow-height="false" draw:shadow="hidden"/>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94bd5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94bd5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2" style:family="graphic" style:parent-style-name="standard">
      <style:graphic-properties draw:fill="solid" draw:fill-color="#6f00ff" draw:textarea-horizontal-align="justify" draw:textarea-vertical-align="middle" draw:auto-grow-height="false" draw:shadow="hidden"/>
    </style:style>
    <style:style style:name="gr13"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6f00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4"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6f00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4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fill="solid" draw:fill-color="#00b8ff" draw:textarea-horizontal-align="center" draw:textarea-vertical-align="middl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draw:textarea-horizontal-align="center" draw:textarea-vertical-align="middle" draw:auto-grow-height="false" fo:min-height="0.749cm" fo:min-width="0.499cm" draw:shadow="hidden"/>
    </style:style>
    <style:style style:name="gr18" style:family="graphic" style:parent-style-name="standard">
      <style:graphic-properties draw:fill="none" draw:textarea-horizontal-align="center" draw:textarea-vertical-align="middle" draw:auto-grow-height="false" fo:min-height="0.749cm" fo:min-width="0.499cm" draw:shadow="hidden"/>
    </style:style>
    <style:style style:name="gr19" style:family="graphic" style:parent-style-name="standard">
      <style:graphic-properties draw:fill="solid" draw:fill-color="#94006b" draw:textarea-horizontal-align="center" draw:textarea-vertical-align="middle"/>
    </style:style>
    <style:style style:name="gr2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6f00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6f00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4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20%" dr3d:shadow="hidden"/>
    </style:style>
    <style:style style:name="gr22" style:family="graphic" style:parent-style-name="standard">
      <style:graphic-properties draw:stroke="none" draw:fill="solid" draw:fill-color="#e6e6e6" draw:textarea-horizontal-align="justify" draw:textarea-vertical-align="middle" draw:auto-grow-height="false"/>
    </style:style>
    <style:style style:name="gr23" style:family="graphic" style:parent-style-name="standard">
      <style:graphic-properties draw:fill="solid" draw:fill-color="#47b8b8" draw:textarea-horizontal-align="center" draw:textarea-vertical-align="middle"/>
    </style:style>
    <style:style style:name="gr24" style:family="graphic" style:parent-style-name="standard">
      <style:graphic-properties draw:fill="solid" draw:fill-color="#99284c" draw:textarea-horizontal-align="justify" draw:textarea-vertical-align="middle" draw:auto-grow-height="false"/>
    </style:style>
    <style:style style:name="gr25" style:family="graphic" style:parent-style-name="standard">
      <style:graphic-properties draw:fill="solid" draw:fill-color="#c0c0c0" draw:textarea-horizontal-align="justify" draw:textarea-vertical-align="middle" draw:auto-grow-height="false"/>
    </style:style>
    <style:style style:name="gr26" style:family="graphic" style:parent-style-name="standard">
      <style:graphic-properties svg:stroke-color="#0000ff" draw:fill="none" draw:fill-color="#47b8b8" draw:textarea-horizontal-align="justify" draw:textarea-vertical-align="middle" draw:auto-grow-height="false"/>
    </style:style>
    <style:style style:name="gr27" style:family="graphic" style:parent-style-name="standard">
      <style:graphic-properties svg:stroke-color="#00ff00" draw:fill="none" draw:fill-color="#47b8b8" draw:textarea-horizontal-align="justify" draw:textarea-vertical-align="middle" draw:auto-grow-height="false"/>
    </style:style>
    <style:style style:name="gr28" style:family="graphic" style:parent-style-name="standard">
      <style:graphic-properties svg:stroke-color="#00ff00" draw:fill="solid" draw:fill-color="#ffffcc" draw:textarea-horizontal-align="justify" draw:textarea-vertical-align="middle" draw:auto-grow-height="false" draw:shadow="hidden"/>
    </style:style>
    <style:style style:name="gr29" style:family="graphic" style:parent-style-name="standard">
      <style:graphic-properties draw:stroke="none" svg:stroke-width="0cm" svg:stroke-color="#000000" draw:marker-start-width="0.2cm" draw:marker-end-width="0.2cm" draw:fill="solid" draw:fill-color="#000080" draw:textarea-horizontal-align="justify" draw:textarea-vertical-align="middle" draw:auto-grow-height="false" fo:padding-top="0.125cm" fo:padding-bottom="0.125cm" fo:padding-left="0.25cm" fo:padding-right="0.25cm" draw:shadow="hidden"/>
    </style:style>
    <style:style style:name="gr30" style:family="graphic" style:parent-style-name="standard">
      <style:graphic-properties draw:stroke="none" svg:stroke-width="0cm" draw:marker-start-width="0cm" draw:marker-end-width="0cm" draw:fill="solid" draw:fill-color="#00ff00" draw:textarea-horizontal-align="center" draw:textarea-vertical-align="middle" fo:padding-top="0.25cm" fo:padding-bottom="0.25cm" fo:padding-left="0.375cm" fo:padding-right="0.375cm"/>
    </style:style>
    <style:style style:name="gr31" style:family="graphic" style:parent-style-name="standard">
      <style:graphic-properties draw:stroke="none" svg:stroke-color="#00ff00" draw:fill="solid" draw:fill-color="#999999" draw:textarea-horizontal-align="justify" draw:textarea-vertical-align="middle" draw:auto-grow-height="false" draw:shadow="hidden"/>
    </style:style>
    <style:style style:name="gr32" style:family="graphic" style:parent-style-name="standard">
      <style:graphic-properties draw:stroke="none" draw:stroke-dash="Dash_20_2" svg:stroke-width="0cm" svg:stroke-color="#00ff00" draw:marker-start="" draw:marker-start-width="0.3cm" draw:marker-start-center="false" draw:marker-end="" draw:marker-end-width="0.3cm" draw:marker-end-center="false" svg:stroke-opacity="100%" draw:stroke-linejoin="round" draw:fill="solid" draw:fill-color="#999999"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3" style:family="graphic" style:parent-style-name="standard">
      <style:graphic-properties draw:stroke="none" draw:stroke-dash="Dash_20_2" svg:stroke-width="0cm" svg:stroke-color="#00ff00" draw:marker-start="" draw:marker-start-width="0.3cm" draw:marker-start-center="false" draw:marker-end="" draw:marker-end-width="0.3cm" draw:marker-end-center="false" svg:stroke-opacity="100%" draw:stroke-linejoin="round" draw:fill="solid" draw:fill-color="#999999"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4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4" style:family="graphic" style:parent-style-name="standard">
      <style:graphic-properties draw:stroke="none" svg:stroke-color="#000000" draw:fill="none" draw:fill-color="#ffffff" fo:min-height="2.2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6cm" svg:x="1.067cm" svg:y="1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3d:scene draw:style-name="gr2" svg:width="6cm" svg:height="6cm" svg:x="8cm" svg:y="1cm" dr3d:transform="matrix (0.999982032947162 0.00265014061840551 0.0053768520124808 -0.00274599392347849 0.999836035129862 0.0178986695921734 -0.00532853640633718 -0.0179131128087848 0.999825348293024 -12.0108501052592cm 5.04713446495749cm -0.669455385390265cm)" dr3d:vrp="(0 0 18552.8571428571)" dr3d:vpn="(0 0 17142.8571428571)" dr3d:projection="parallel" dr3d:distance="1.41cm" dr3d:focal-length="10cm" dr3d:shadow-slant="0" dr3d:shade-mode="phong" dr3d:ambient-color="#666666" dr3d:lighting-mode="false">
          <dr3d:light dr3d:diffuse-color="#cccccc" dr3d:direction="(0.742190907645906 0.577287712085453 0.34042848600387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9000 -8000 6000 6000" svg:d="m12000-2000 314-15 303-44 292-72 277-99 264-123 247-148 230-170 211-191 191-211 170-230 148-247 123-264 99-277 72-292 44-303 15-314-15-314-44-303-72-292-99-277-123-264-148-247-170-230-191-211-211-191-230-170-247-148-264-123-277-99-292-72-303-44-314-15-314 15-303 44-292 72-277 99-264 123-247 148-230 170-211 191-191 211-170 230-148 247-123 264-99 277-72 292-44 303-15 314 15 314 44 303 72 292 99 277 123 264 148 247 170 230 191 211 211 191 230 170 247 148 264 123 277 99 292 72 303 44zm313-227 289-14 278-40 268-66 255-91 242-114 227-135 211-157 195-175 175-195 157-211 135-227 114-242 91-255 66-268 40-278 14-289-14-289-40-278-66-268-91-255-114-242-135-227-157-211-175-195-195-175-211-157-227-135-242-114-255-91-268-66-278-40-289-14-289 14-278 40-268 66-255 91-242 114-227 135-211 157-195 175-175 195-157 211-135 227-114 242-91 255-66 268-40 278-14 289 14 289 40 278 66 268 91 255 114 242 135 227 157 211 175 195 195 175 211 157 227 135 242 114 255 91 268 66 278 40z"/>
        </dr3d:scene>
        <draw:path draw:style-name="gr4" draw:text-style-name="P1" draw:layer="layout" svg:width="6.066cm" svg:height="5.999cm" svg:x="1cm" svg:y="8cm" svg:viewBox="0 0 6067 6000" svg:d="m3067 0c1701 0 3000 1299 3000 3000s-1299 3000-3000 3000c-822 0-1549-303-2082-808l-808 808-177-177 811-811c-467-526-744-1226-744-2012 0-1701 1299-3000 3000-3000zm-1 242c-1563 0-2757 1194-2757 2757 0 718 252 1357 676 1839l1959-1959 177 176-1963 1963c489 462 1156 738 1908 738 1563 0 2757-1194 2757-2757s-1194-2757-2757-2757z">
          <text:p/>
        </draw:path>
        <draw:path draw:style-name="gr4" draw:text-style-name="P1" draw:layer="layout" svg:width="6.066cm" svg:height="5.999cm" svg:x="7.5cm" svg:y="8cm" svg:viewBox="0 0 6067 6000" svg:d="m3067 0c1701 0 3000 1299 3000 3000s-1299 3000-3000 3000c-822 0-1549-303-2082-808l-808 808-177-177 811-811c-467-526-744-1226-744-2012 0-1701 1299-3000 3000-3000zm-1 242c-1563 0-2757 1194-2757 2757 0 718 252 1357 676 1839l1959-1959 177 176-1963 1963c489 462 1156 738 1908 738 1563 0 2757-1194 2757-2757s-1194-2757-2757-2757z">
          <text:p/>
        </draw:path>
        <draw:custom-shape draw:style-name="gr1" draw:text-style-name="P1" draw:layer="layout" svg:width="4cm" svg:height="4cm" svg:x="8.567cm" svg:y="9cm">
          <text:p/>
          <draw:enhanced-geometry svg:viewBox="0 0 21600 21600" draw:extrusion="false" draw:glue-points="10800 0 3163 3163 0 10800 3163 18437 10800 21600 18437 18437 21600 10800 18437 3163" draw:text-areas="3163 3163 18437 18437" draw:type="ring" draw:modifiers="1166.1084728817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5" draw:text-style-name="P1" draw:layer="layout" svg:width="6.066cm" svg:height="5.999cm" svg:x="13.933cm" svg:y="8cm" svg:viewBox="0 0 6067 6000" svg:d="m3067 0c1701 0 3000 1299 3000 3000s-1299 3000-3000 3000c-822 0-1549-303-2082-808l-808 808-177-177 811-811c-467-526-744-1226-744-2012 0-1701 1299-3000 3000-3000zm-1 242c-1563 0-2757 1194-2757 2757 0 718 252 1357 676 1839l541-541c-289-345-459-795-459-1298 0-1134 865-1999 1999-1999s2000 865 2000 1999-866 2000-2000 2000c-538 0-1015-195-1368-520l-540 539c489 462 1156 738 1908 738 1563 0 2757-1194 2757-2757s-1194-2757-2757-2757zm-823 3338c-111-162-176-361-176-580 0-567 433-1000 1000-1000s1000 433 1000 1000-433 1000-1000 1000c-255 0-482-87-656-235l-531 531c308 280 721 447 1186 447 989 0 1744-755 1744-1744s-755-1744-1744-1744-1744 755-1744 1744c0 431 143 817 386 1116zm1236-1236 177 176-553 553c134 108 306 172 498 172 443 0 781-338 781-781s-338-781-781-781-781 338-781 781c0 157 43 301 117 422z">
          <text:p/>
        </draw:path>
      </draw:page>
      <draw:page draw:name="page2" draw:style-name="dp1" draw:master-page-name="Default">
        <draw:custom-shape draw:style-name="gr1" draw:text-style-name="P1" draw:layer="layout" svg:width="6cm" svg:height="6cm" svg:x="1.067cm" svg:y="1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5" draw:text-style-name="P1" draw:layer="layout" svg:width="6.066cm" svg:height="5.999cm" svg:x="21.933cm" svg:y="8.001cm" svg:viewBox="0 0 6067 6000" svg:d="m3067 0c1701 0 3000 1299 3000 3000s-1299 3000-3000 3000c-822 0-1549-303-2082-808l-808 808-177-177 811-811c-467-526-744-1226-744-2012 0-1701 1299-3000 3000-3000zm-1 242c-1563 0-2757 1194-2757 2757 0 718 252 1357 676 1839l541-541c-289-345-459-795-459-1298 0-1134 865-1999 1999-1999s2000 865 2000 1999-866 2000-2000 2000c-538 0-1015-195-1368-520l-540 539c489 462 1156 738 1908 738 1563 0 2757-1194 2757-2757s-1194-2757-2757-2757zm-823 3338c-111-162-176-361-176-580 0-567 433-1000 1000-1000s1000 433 1000 1000-433 1000-1000 1000c-255 0-482-87-656-235l-531 531c308 280 721 447 1186 447 989 0 1744-755 1744-1744s-755-1744-1744-1744-1744 755-1744 1744c0 431 143 817 386 1116zm1236-1236 177 176-553 553c134 108 306 172 498 172 443 0 781-338 781-781s-338-781-781-781-781 338-781 781c0 157 43 301 117 422z">
          <text:p/>
        </draw:path>
        <dr3d:scene draw:style-name="gr6" svg:width="6.023cm" svg:height="5.928cm" svg:x="21.982cm" svg:y="1.074cm" dr3d:transform="matrix (1 0 0 0 0.999895525691462 0.0144546775195727 0 -0.0144546775195727 0.999895525691462 -18.0335cm 11.4730330310706cm 1.79841020892086cm)" dr3d:vrp="(0 0 18754.2857142857)" dr3d:vpn="(0 0 17334.2857142857)" dr3d:projection="parallel" dr3d:distance="1.42cm" dr3d:focal-length="10cm" dr3d:shadow-slant="0" dr3d:shade-mode="gouraud" dr3d:ambient-color="#666666" dr3d:lighting-mode="false">
          <dr3d:light dr3d:diffuse-color="#cccccc" dr3d:direction="(0.708191141152235 0.56813103924863 0.41915680817060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15000 -14000 6067 6000" svg:d="m18000-8000 314-15 303-44 292-72 277-99 264-123 247-148 230-170 211-191 191-211 170-230 148-247 123-264 99-277 72-292 44-303 15-314-13-291-38-281-61-271-85-261-106-247-128-235-147-221-166-205 811-811-177-177-808 808-209-180-226-159-241-139-257-115-270-92-282-68-293-41-304-14-314 15-303 44-292 72-277 99-264 123-247 148-230 170-211 191-191 211-170 230-148 247-123 264-99 277-72 292-44 303-15 314 15 314 44 303 72 292 99 277 123 264 148 247 170 230 191 211 211 191 230 170 247 148 264 123 277 99 292 72 303 44zm315-227-289-14-278-40-268-66-255-91-242-114-227-135-211-157-195-175-175-195-157-211-135-227-114-242-91-255-66-268-40-278-14-289 14-289 40-278 66-268 91-255 114-242 135-227 157-211 175-195 195-175 211-157 227-135 242-114 255-91 268-66 278-40 289-14 278 13 269 37 258 62 248 84 235 105 221 127 207 146 192 164-717 719-121-101-130-89-138-77-147-64-155-52-161-37-167-23-173-8-183 9-177 26-170 41-162 58-153 72-145 86-134 99-123 112-112 123-99 134-86 145-72 153-58 162-41 170-26 177-9 183 9 183 26 177 41 170 58 162 72 153 86 145 99 134 112 123 123 112 134 99 145 86 153 72 162 58 170 41 177 26 183 9 183-9 177-26 170-41 162-58 153-72 145-86 134-99 123-112 112-123 99-134 86-145 72-153 58-162 41-170 26-177 9-183-7-160-19-154-32-150-44-144-55-138-66-131-77-124-87-117 719-720 151 188 134 202 115 214 97 227 77 238 56 248 34 257 12 265-14 289-40 278-66 268-91 255-114 242-135 227-157 211-175 195-195 175-211 157-227 135-242 114-255 91-268 66-278 40zm-453-2685 177 176 1169-1172 71 98 63 105 54 110 45 116 36 121 26 125 16 130 5 133-8 157-22 151-36 146-49 139-62 132-73 123-86 115-95 106-106 95-115 86-123 73-132 62-139 49-146 36-151 22-157 8-157-8-151-22-146-36-139-49-132-62-123-73-115-86-106-95-95-106-86-115-73-123-62-132-49-139-36-146-22-151-8-157 8-157 22-151 36-146 49-139 62-132 73-123 86-115 95-106 106-95 115-86 123-73 132-62 139-49 146-36 151-22 157-8 147 7 142 19 137 31 131 44 125 54 118 65 111 75 103 84z"/>
        </dr3d:scene>
        <draw:path draw:style-name="gr4" draw:text-style-name="P1" draw:layer="layout" svg:width="6.066cm" svg:height="5.999cm" svg:x="7.933cm" svg:y="1cm" svg:viewBox="0 0 6067 6000" svg:d="m3067 0c1701 0 3000 1299 3000 3000s-1299 3000-3000 3000c-822 0-1549-303-2082-808l-808 808-177-177 811-811c-467-526-744-1226-744-2012 0-1701 1299-3000 3000-3000zm-1 242c-1563 0-2757 1194-2757 2757 0 718 252 1357 676 1839l1959-1959 177 176-1963 1963c489 462 1156 738 1908 738 1563 0 2757-1194 2757-2757s-1194-2757-2757-2757z">
          <text:p/>
        </draw:path>
        <draw:custom-shape draw:style-name="gr1" draw:text-style-name="P1" draw:layer="layout" svg:width="4cm" svg:height="4cm" svg:x="9cm" svg:y="2cm">
          <text:p/>
          <draw:enhanced-geometry svg:viewBox="0 0 21600 21600" draw:extrusion="false" draw:glue-points="10800 0 3163 3163 0 10800 3163 18437 10800 21600 18437 18437 21600 10800 18437 3163" draw:text-areas="3163 3163 18437 18437" draw:type="ring" draw:modifiers="1166.1084728817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4cm" svg:height="0.25cm" draw:transform="rotate (0.7853981633973) translate (1.086cm 6.733cm)">
          <text:p/>
          <draw:enhanced-geometry svg:viewBox="0 0 21600 21600" draw:mirror-horizontal="false" draw:mirror-vertical="false" draw:type="rectangle" draw:enhanced-path="M 0 0 L 21600 0 21600 21600 0 21600 0 0 Z N"/>
        </draw:custom-shape>
        <draw:custom-shape draw:style-name="gr1" draw:text-style-name="P1" draw:layer="layout" svg:width="6cm" svg:height="6cm" svg:x="1cm" svg:y="8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4cm" svg:height="0.25cm" draw:transform="rotate (0.7853981633973) translate (1.745cm 13.007cm)">
          <text:p/>
          <draw:enhanced-geometry svg:viewBox="0 0 21600 21600" draw:mirror-horizontal="false" draw:mirror-vertical="false" draw:type="rectangle" draw:enhanced-path="M 0 0 L 21600 0 21600 21600 0 21600 0 0 Z N"/>
        </draw:custom-shape>
        <draw:custom-shape draw:style-name="gr1" draw:text-style-name="P1" draw:layer="layout" svg:width="4cm" svg:height="4cm" svg:x="2.25cm" svg:y="8.75cm">
          <text:p/>
          <draw:enhanced-geometry svg:viewBox="0 0 21600 21600" draw:extrusion="false" draw:glue-points="10800 0 3163 3163 0 10800 3163 18437 10800 21600 18437 18437 21600 10800 18437 3163" draw:text-areas="3163 3163 18437 18437" draw:type="ring" draw:modifiers="1166.1084728817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6cm" svg:x="8cm" svg:y="8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3.492cm" svg:height="0.25cm" draw:transform="rotate (0.7853981633973) translate (8.745cm 13.007cm)">
          <text:p/>
          <draw:enhanced-geometry svg:viewBox="0 0 21600 21600" draw:mirror-horizontal="false" draw:mirror-vertical="false" draw:type="rectangle" draw:enhanced-path="M 0 0 L 21600 0 21600 21600 0 21600 0 0 Z N"/>
        </draw:custom-shape>
        <draw:custom-shape draw:style-name="gr1" draw:text-style-name="P1" draw:layer="layout" svg:width="3.5cm" svg:height="3.5cm" svg:x="9.5cm" svg:y="9cm">
          <text:p/>
          <draw:enhanced-geometry svg:viewBox="0 0 21600 21600" draw:mirror-horizontal="false" draw:mirror-vertical="false" draw:extrusion="false" draw:glue-points="10800 0 3163 3163 0 10800 3163 18437 10800 21600 18437 18437 21600 10800 18437 3163" draw:text-areas="3163 3163 18437 18437" draw:type="ring" draw:modifiers="1530.077120822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3d:scene draw:style-name="gr6" svg:width="6cm" svg:height="5.943cm" svg:x="15cm" svg:y="8.078cm" dr3d:transform="matrix (1 0 0 0 0.999944251722448 0.0105590457539838 0 -0.0105590457539838 0.999944251722448 -18cm 11.0575410974753cm -0.589993227509978cm)" dr3d:vrp="(0 0 18552.8571428571)" dr3d:vpn="(0 0 17142.8571428571)" dr3d:projection="parallel" dr3d:distance="1.41cm" dr3d:focal-length="10cm" dr3d:shadow-slant="0" dr3d:shade-mode="gouraud" dr3d:ambient-color="#666666" dr3d:lighting-mode="false">
          <dr3d:light dr3d:diffuse-color="#cccccc" dr3d:direction="(0.673014696981505 0.619291160043203 0.40438802744299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15000 -14050 6000 6000" svg:d="m18000-8050 314-15 303-44 292-72 277-99 264-123 247-148 230-170 211-191 191-211 170-230 148-247 123-264 99-277 72-292 44-303 15-314-15-314-44-303-72-292-99-277-123-264-148-247-170-230-191-211-211-191-230-170-247-148-264-123-277-99-292-72-303-44-314-15-314 15-303 44-292 72-277 99-264 123-247 148-230 170-211 191-191 211-170 230-148 247-123 264-99 277-72 292-44 303-15 314 15 314 44 303 72 292 99 277 123 264 148 247 170 230 191 211 211 191 230 170 247 148 264 123 277 99 292 72 303 44zm313-227-289-14-278-40-268-66-255-91-242-114-227-135-211-157-195-175-175-195-157-211-135-227-114-242-91-255-66-268-40-278-14-289 12-265 34-257 56-247 76-238 97-226 115-215 133-201 151-188 970 970-87 116-76 124-66 131-55 138-44 144-32 149-19 155-7 159 9 183 26 177 41 170 58 162 72 153 86 145 99 134 112 123 123 112 134 99 145 86 153 72 162 58 170 41 177 26 183 9 183-9 177-26 170-41 162-58 153-72 145-86 134-99 123-112 112-123 99-134 86-145 72-153 58-162 41-170 26-177 9-183-9-183-26-177-41-170-58-162-72-153-86-145-99-134-112-123-123-112-134-99-145-86-153-72-162-58-170-41-177-26-183-9-173 8-167 23-162 37-154 52-147 64-139 78-130 89-121 100-968-968 192-164 207-146 222-127 235-106 248-84 259-61 269-38 278-13 289 14 278 40 268 66 255 91 242 114 227 135 211 157 195 175 175 195 157 211 135 227 114 242 91 255 66 268 40 278 14 289-14 289-40 278-66 268-91 255-114 242-135 227-157 211-175 195-195 175-211 157-227 135-242 114-255 91-268 66-278 40zm-74-2282 177-177-1157-1157 104-84 110-75 119-65 125-54 131-44 137-31 142-19 147-7 157 8 152 22 146 36 139 49 131 62 124 74 115 85 106 96 96 106 85 115 74 124 62 131 49 139 36 146 22 152 8 157-8 157-22 152-36 146-49 139-62 131-74 124-85 115-96 106-106 96-115 85-124 74-131 62-139 49-146 36-152 22-157 8-157-8-152-22-146-36-139-49-131-62-124-74-115-85-106-96-96-106-85-115-74-124-62-131-49-139-36-146-22-152-8-157 5-133 16-130 27-126 35-121 46-116 54-110 63-105 70-99z"/>
        </dr3d:scene>
      </draw:page>
      <draw:page draw:name="page3" draw:style-name="dp1" draw:master-page-name="Default">
        <draw:custom-shape draw:style-name="gr1" draw:text-style-name="P1" draw:layer="layout" svg:width="6cm" svg:height="6cm" svg:x="1cm" svg:y="2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4cm" svg:height="0.25cm" draw:transform="rotate (1.5707963267946) translate (3.88cm 5cm)">
          <text:p/>
          <draw:enhanced-geometry svg:viewBox="0 0 21600 21600" draw:mirror-horizontal="false" draw:mirror-vertical="false" draw:type="rectangle" draw:enhanced-path="M 0 0 L 21600 0 21600 21600 0 21600 0 0 Z N"/>
        </draw:custom-shape>
        <draw:path draw:style-name="gr4" draw:text-style-name="P1" draw:layer="layout" svg:width="3.999cm" svg:height="5.999cm" svg:x="7cm" svg:y="2cm" svg:viewBox="0 0 4000 6000" svg:d="m1250 3000c0 844-434 1754-898 2252 393 422 1062 543 1647 543s1222-137 1615-559c-464-498-864-1392-864-2236s416-1740 880-2238c-393-422-1062-559-1647-559s-1207 168-1600 590c464 498 867 1363 867 2207zm-250 0c0-921-381-1724-1000-2267 524-460 1220-733 2000-733s1476 273 2000 733c-619 543-1000 1346-1000 2267s381 1724 1000 2267c-524 460-1220 733-2000 733s-1476-273-2000-733c619-543 1000-1346 1000-2267z">
          <text:p/>
        </draw:path>
        <draw:custom-shape draw:style-name="gr1" draw:text-style-name="P1" draw:layer="layout" svg:width="2cm" svg:height="0.25cm" draw:transform="rotate (1.5707963267946) translate (8.88cm 3.25cm)">
          <text:p/>
          <draw:enhanced-geometry svg:viewBox="0 0 21600 21600" draw:mirror-horizontal="false" draw:mirror-vertical="false" draw:type="rectangle" draw:enhanced-path="M 0 0 L 21600 0 21600 21600 0 21600 0 0 Z N"/>
        </draw:custom-shape>
        <draw:path draw:style-name="gr9" draw:text-style-name="P1" draw:layer="layout" svg:width="3.999cm" svg:height="6.749cm" svg:x="12cm" svg:y="1.25cm" svg:viewBox="0 0 4000 6750" svg:d="m1250 3750c0 844-434 1754-898 2252 393 422 1062 543 1647 543s1222-137 1615-559c-464-498-864-1392-864-2236s416-1740 880-2238c-360-387-953-534-1500-556v1044h-250v-1045c-554 19-1127 191-1497 588 464 498 867 1363 867 2207zm-250 0c0-921-381-1724-1000-2267 497-436 1149-704 1880-731v-752h250v753c727 28 1375 296 1870 730-619 543-1000 1346-1000 2267s381 1724 1000 2267c-524 460-1220 733-2000 733s-1476-273-2000-733c619-543 1000-1346 1000-2267z">
          <text:p/>
        </draw:path>
        <draw:custom-shape draw:style-name="gr1" draw:text-style-name="P1" draw:layer="layout" svg:width="6cm" svg:height="6cm" svg:x="8cm" svg:y="18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4cm" svg:height="0.25cm" draw:transform="rotate (1.5707963267946) translate (10.88cm 21cm)">
          <text:p/>
          <draw:enhanced-geometry svg:viewBox="0 0 21600 21600" draw:mirror-horizontal="false" draw:mirror-vertical="false" draw:type="rectangle" draw:enhanced-path="M 0 0 L 21600 0 21600 21600 0 21600 0 0 Z N"/>
        </draw:custom-shape>
        <draw:custom-shape draw:style-name="gr1" draw:text-style-name="P1" draw:layer="layout" svg:width="6cm" svg:height="6cm" svg:x="4cm" svg:y="18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6cm" svg:x="12cm" svg:y="18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3d:scene draw:style-name="gr10" svg:width="4.423cm" svg:height="7.121cm" svg:x="8.75cm" svg:y="8.879cm" dr3d:transform="matrix (1 0 0 0 0.999660723586127 -0.0260468370298459 0 0.0260468370298459 0.999660723586127 -11cm 12.4854955945328cm -0.970252183775923cm)" dr3d:vrp="(0 0 13842.8571428571)" dr3d:vpn="(0 0 12462.8571428571)" dr3d:projection="parallel" dr3d:distance="1.38cm" dr3d:focal-length="10cm" dr3d:shadow-slant="0" dr3d:shade-mode="gouraud" dr3d:ambient-color="#666666" dr3d:lighting-mode="false">
          <dr3d:light dr3d:diffuse-color="#cccccc" dr3d:direction="(0.697099290766132 0.646315643070214 0.3103686007573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8819 -16000 4362 7000" svg:d="m11130-11250h-250v998l-168-11-163-21-160-30-156-40-154-51-152-60-151-72-151-81-120-73-114-77-108-80-102-85 114-128 107-137 101-146 95-156 97-179 82-179 70-181 56-183 43-187 30-191 18-197 6-203-6-203-18-197-30-191-43-187-56-183-70-181-82-179-97-179-95-156-101-146-107-137-114-128 102-85 108-80 114-77 120-73 164-88 165-76 165-63 168-52 171-39 175-28 181-17 186-5 186 5 181 17 175 28 171 39 168 52 165 63 165 76 164 88 120 73 114 77 108 80 102 85-114 128-107 137-101 146-95 156-97 179-82 179-70 181-56 183-43 187-30 191-18 197-6 203 6 203 18 197 30 191 43 187 56 183 70 181 82 179 97 179 95 156 101 146 107 137 114 128-102 85-108 80-114 77-120 73-150 81-150 71-151 60-153 50-154 40-159 31-161 21-167 11zm-250 1253h250v-1002l183-12 179-23 174-33 170-44 168-55 166-66 165-78 165-89 97-58 94-60 89-63 87-65 83-67 80-70 77-72 74-76-82-73-77-77-75-81-71-84-69-88-65-92-63-96-61-101-88-164-76-165-63-165-52-168-39-171-28-175-17-181-5-186 5-186 17-181 28-175 39-171 52-168 63-165 76-165 88-164 61-101 63-96 65-92 69-88 71-84 75-81 77-77 82-73-74-76-77-72-80-70-83-67-87-65-89-63-94-60-97-58-179-97-179-82-181-70-183-56-187-43-191-30-197-18-203-6-203 6-197 18-191 30-187 43-183 56-181 70-179 82-179 97-97 58-94 60-89 63-87 65-83 67-80 70-77 72-74 76 82 73 77 77 75 81 71 84 69 88 65 92 63 96 61 101 88 164 76 165 63 165 52 168 39 171 28 175 17 181 5 186-5 186-17 181-28 175-39 171-52 168-63 165-76 165-88 164-61 101-63 96-65 92-69 88-71 84-75 81-77 77-82 73 74 76 77 72 80 70 83 67 87 65 89 63 94 60 97 58 166 90 166 78 167 67 169 55 172 43 175 33 180 22 185 12z"/>
        </dr3d:scene>
        <draw:path draw:style-name="gr1" draw:text-style-name="P1" draw:layer="layout" svg:width="4.36cm" svg:height="6.999cm" svg:x="1.888cm" svg:y="9cm" svg:viewBox="0 0 4361 7000" svg:d="m2311 2250h-250v-998c-456 17-852 134-1255 366-165 95-312 199-445 315 157 166 294 353 418 567 276 478 402 948 402 1500s-126 1022-402 1500c-124 214-261 401-418 567 133 116 280 220 445 315 438 253 868 368 1375 368 506 0 936-115 1375-368 164-95 311-199 444-315-157-166-294-353-417-567-277-478-402-948-402-1500s125-1022 402-1500c123-214 260-401 417-567-133-116-280-220-444-315-401-231-794-347-1245-365zm-250-1253h250v1002c496 19 929 146 1370 400 264 152 487 326 680 531-221 192-404 418-562 692-253 438-368 869-368 1375s115 937 368 1375c158 274 341 500 562 692-193 205-416 379-680 531-479 276-948 402-1500 402-553 0-1022-126-1500-402-265-152-488-326-681-531 222-192 404-418 562-692 253-438 369-869 369-1375s-116-937-369-1375c-158-274-340-500-562-692 193-205 416-379 681-531 443-256 879-383 1380-400z">
          <text:p/>
        </draw:path>
        <draw:custom-shape draw:style-name="gr1" draw:text-style-name="P1" draw:layer="layout" svg:width="6cm" svg:height="6cm" svg:x="14cm" svg:y="10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4cm" svg:height="0.25cm" draw:transform="rotate (1.5707963267946) translate (16.88cm 13cm)">
          <text:p/>
          <draw:enhanced-geometry svg:viewBox="0 0 21600 21600" draw:mirror-horizontal="false" draw:mirror-vertical="false" draw:type="rectangle" draw:enhanced-path="M 0 0 L 21600 0 21600 21600 0 21600 0 0 Z N"/>
        </draw:custom-shape>
        <draw:path draw:style-name="gr4" draw:text-style-name="P1" draw:layer="layout" svg:width="3.999cm" svg:height="5.999cm" svg:x="20cm" svg:y="10cm" svg:viewBox="0 0 4000 6000" svg:d="m1250 3000c0 844-434 1754-898 2252 393 422 1062 543 1647 543s1222-137 1615-559c-464-498-864-1392-864-2236s416-1740 880-2238c-393-422-1062-559-1647-559s-1207 168-1600 590c464 498 867 1363 867 2207zm-250 0c0-921-381-1724-1000-2267 524-460 1220-733 2000-733s1476 273 2000 733c-619 543-1000 1346-1000 2267s381 1724 1000 2267c-524 460-1220 733-2000 733s-1476-273-2000-733c619-543 1000-1346 1000-2267z">
          <text:p/>
        </draw:path>
        <draw:custom-shape draw:style-name="gr1" draw:text-style-name="P1" draw:layer="layout" svg:width="2cm" svg:height="0.25cm" draw:transform="rotate (1.5707963267946) translate (21.88cm 11.25cm)">
          <text:p/>
          <draw:enhanced-geometry svg:viewBox="0 0 21600 21600" draw:mirror-horizontal="false" draw:mirror-vertical="false" draw:type="rectangle" draw:enhanced-path="M 0 0 L 21600 0 21600 21600 0 21600 0 0 Z N"/>
        </draw:custom-shape>
        <draw:path draw:style-name="gr9" draw:text-style-name="P1" draw:layer="layout" svg:width="3.999cm" svg:height="6.749cm" svg:x="25cm" svg:y="9.25cm" svg:viewBox="0 0 4000 6750" svg:d="m1250 3750c0 844-434 1754-898 2252 393 422 1062 543 1647 543s1222-137 1615-559c-464-498-864-1392-864-2236s416-1740 880-2238c-360-387-953-534-1500-556v1044h-250v-1045c-554 19-1127 191-1497 588 464 498 867 1363 867 2207zm-250 0c0-921-381-1724-1000-2267 497-436 1149-704 1880-731v-752h250v753c727 28 1375 296 1870 730-619 543-1000 1346-1000 2267s381 1724 1000 2267c-524 460-1220 733-2000 733s-1476-273-2000-733c619-543 1000-1346 1000-2267z">
          <text:p/>
        </draw:path>
      </draw:page>
      <draw:page draw:name="page4" draw:style-name="dp1" draw:master-page-name="Default">
        <draw:path draw:style-name="gr12" draw:text-style-name="P1" draw:layer="layout" svg:width="5.999cm" svg:height="5.999cm" svg:x="8cm" svg:y="8cm" svg:viewBox="0 0 6000 6000" svg:d="m5246 2870h754v250h-753c-57 1177-950 2070-2127 2127v753h-250v-754c-1172-61-2060-952-2117-2126h-753v-250h754c61-1169 947-2055 2116-2116v-754h250v753c1174 57 2065 945 2126 2117zm-4237 0h1861v-1861c-1024 60-1801 837-1861 1861zm1861 2119v-1869h-1862c57 1027 836 1809 1862 1869zm2120-1869h-1870v1870c1030-57 1813-840 1870-1870zm-1870-2112v1862h1869c-60-1026-842-1805-1869-1862z">
          <text:p/>
        </draw:path>
        <draw:custom-shape draw:style-name="gr1" draw:text-style-name="P1" draw:layer="layout" svg:width="4cm" svg:height="4cm" svg:x="2cm" svg:y="9cm">
          <text:p/>
          <draw:enhanced-geometry svg:viewBox="0 0 21600 21600" draw:extrusion="false" draw:glue-points="10800 0 3163 3163 0 10800 3163 18437 10800 21600 18437 18437 21600 10800 18437 3163" draw:text-areas="3163 3163 18437 18437" draw:type="ring" draw:modifiers="1425.2436890777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0.25cm" draw:transform="rotate (1.5707963267946) translate (3.87cm 14cm)">
          <text:p/>
          <draw:enhanced-geometry svg:viewBox="0 0 21600 21600" draw:mirror-horizontal="false" draw:mirror-vertical="false" draw:type="rectangle" draw:enhanced-path="M 0 0 L 21600 0 21600 21600 0 21600 0 0 Z N"/>
        </draw:custom-shape>
        <draw:custom-shape draw:style-name="gr1" draw:text-style-name="P1" draw:layer="layout" svg:width="6cm" svg:height="0.25cm" svg:x="1cm" svg:y="10.87cm">
          <text:p/>
          <draw:enhanced-geometry svg:viewBox="0 0 21600 21600" draw:mirror-horizontal="false" draw:mirror-vertical="false" draw:type="rectangle" draw:enhanced-path="M 0 0 L 21600 0 21600 21600 0 21600 0 0 Z N"/>
        </draw:custom-shape>
        <dr3d:scene draw:style-name="gr13" svg:width="6cm" svg:height="5.902cm" svg:x="15cm" svg:y="8.048cm" dr3d:transform="matrix (1 0 0 0 0.99999061035132 0.00433349849371517 0 -0.00433349849371517 0.99999061035132 -18cm 11.0036358705892cm -0.659204282108386cm)" dr3d:vrp="(0 0 18552.8571428571)" dr3d:vpn="(0 0 17142.8571428571)" dr3d:projection="parallel" dr3d:distance="1.41cm" dr3d:focal-length="10cm" dr3d:shadow-slant="0" dr3d:shade-mode="gouraud" dr3d:ambient-color="#666666" dr3d:lighting-mode="false">
          <dr3d:light dr3d:diffuse-color="#cccccc" dr3d:direction="(0.700867971921656 0.563012505762169 0.43795091538873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5000 -14000 6000 6000" svg:d="m20246-10870h754v-250h-753l-20-217-40-210-57-201-74-193-91-182-106-172-121-160-135-148-148-135-160-121-172-106-182-91-193-74-201-57-210-40-217-20v-753h-250v754l-216 21-209 39-201 58-191 75-182 91-171 106-159 121-148 135-134 148-120 160-106 171-90 182-74 192-57 201-39 209-20 217h-753v250h754l21 216 39 208 58 200 74 191 90 181 106 171 120 159 135 147 147 135 159 120 171 106 181 90 191 74 200 58 208 39 216 21v754h250v-753l217-20 209-39 201-57 192-74 182-90 171-106 160-120 148-134 135-148 121-159 106-171 91-182 75-191 58-201 39-209zm-4216-216h1861v1861l-189-19-182-36-176-51-167-66-159-80-150-93-140-106-129-118-118-129-106-140-93-150-80-159-66-167-51-176-36-182zm1842-2308v1869h-1862l19-190 36-183 50-176 66-168 80-160 93-150 106-140 118-130 129-119 140-106 150-94 159-80 168-66 176-52 183-35zm2309 1849h-1870v-1870l190 20 184 35 176 51 169 66 160 80 150 93 141 107 130 118 118 130 107 141 93 150 80 160 66 169 51 176 35 184zm-1850 2302v-1862h1869l-20 189-35 183-52 176-66 168-80 159-94 150-106 140-119 129-130 118-140 106-150 93-160 80-168 66-176 50-183 36z"/>
        </dr3d:scene>
        <draw:circle draw:style-name="gr15" draw:text-style-name="P1" draw:layer="layout" svg:width="6cm" svg:height="6cm" svg:x="1cm" svg:y="0.981cm">
          <text:p/>
        </draw:circle>
        <draw:circle draw:style-name="gr16" draw:text-style-name="P1" draw:layer="layout" svg:width="5cm" svg:height="5cm" svg:x="1.5cm" svg:y="1.481cm">
          <text:p/>
        </draw:circle>
        <draw:g>
          <draw:path draw:style-name="gr17" draw:text-style-name="P1" draw:layer="layout" svg:width="5.249cm" svg:height="5.268cm" svg:x="1.75cm" svg:y="1.731cm" svg:viewBox="0 0 5250 5269" svg:d="m0 5269c0-44 1-87 1-131 2-44 3-87 5-131 2-44 5-87 7-131 4-44 7-87 11-131 5-43 10-87 15-130 6-43 11-87 17-130 7-43 14-87 21-130 8-43 16-86 24-129 9-43 18-85 27-128 10-43 20-85 30-128 11-42 23-85 34-127 12-42 25-84 37-126 13-42 27-83 40-125 14-41 29-83 43-124 15-41 31-82 46-123 16-40 33-81 49-121 17-40 35-81 52-121 18-40 37-79 55-119 19-39 39-78 58-117 20-39 41-77 61-116 21-38 43-77 64-115 22-38 45-75 67-113 23-37 46-74 69-111 24-37 49-73 73-110 25-36 50-71 75-107 26-35 51-71 77-106 27-35 54-69 81-104 27-34 55-68 82-102 29-33 57-66 86-99 29-33 59-65 88-98 30-32 60-63 90-95 31-31 62-62 93-93 31-30 63-60 94-90 33-30 65-59 98-89 33-28 66-57 99-85 34-28 67-56 101-84 35-27 69-53 104-80 35-26 70-52 105-78 36-25 72-51 108-76 36-24 73-48 109-72 37-23 74-47 111-70 38-22 75-45 113-67 38-22 76-43 114-65 39-20 77-41 116-61 39-20 78-39 117-59 40-18 79-37 119-55 40-18 80-35 120-53 41-16 81-33 122-49 41-16 81-31 122-47 41-14 83-29 124-43 42-14 83-27 125-41 42-12 84-25 126-37 42-11 85-23 127-34 42-10 85-21 127-31 43-9 85-18 128-27 43-8 86-17 129-25 43-7 87-14 130-21 43-6 87-12 130-18 43-5 87-10 130-15 44-4 87-7 131-11 44-3 87-5 131-8 44-2 87-3 131-5 44-1 87-1 131-2 0 1750 0 3500 0 5250-1750 6-3500 13-5250 19z">
            <text:p/>
          </draw:path>
          <draw:path draw:style-name="gr18" draw:text-style-name="P1" draw:layer="layout" svg:width="5.249cm" svg:height="5.268cm" svg:x="1.75cm" svg:y="1.731cm" svg:viewBox="0 0 5250 5269" svg:d="m0 5269c0-44 1-87 1-131 2-44 3-87 5-131 2-44 5-87 7-131 4-44 7-87 11-131 5-43 10-87 15-130 6-43 11-87 17-130 7-43 14-87 21-130 8-43 16-86 24-129 9-43 18-85 27-128 10-43 20-85 30-128 11-42 23-85 34-127 12-42 25-84 37-126 13-42 27-83 40-125 14-41 29-83 43-124 15-41 31-82 46-123 16-40 33-81 49-121 17-40 35-81 52-121 18-40 37-79 55-119 19-39 39-78 58-117 20-39 41-77 61-116 21-38 43-77 64-115 22-38 45-75 67-113 23-37 46-74 69-111 24-37 49-73 73-110 25-36 50-71 75-107 26-35 51-71 77-106 27-35 54-69 81-104 27-34 55-68 82-102 29-33 57-66 86-99 29-33 59-65 88-98 30-32 60-63 90-95 31-31 62-62 93-93 31-30 63-60 94-90 33-30 65-59 98-89 33-28 66-57 99-85 34-28 67-56 101-84 35-27 69-53 104-80 35-26 70-52 105-78 36-25 72-51 108-76 36-24 73-48 109-72 37-23 74-47 111-70 38-22 75-45 113-67 38-22 76-43 114-65 39-20 77-41 116-61 39-20 78-39 117-59 40-18 79-37 119-55 40-18 80-35 120-53 41-16 81-33 122-49 41-16 81-31 122-47 41-14 83-29 124-43 42-14 83-27 125-41 42-12 84-25 126-37 42-11 85-23 127-34 42-10 85-21 127-31 43-9 85-18 128-27 43-8 86-17 129-25 43-7 87-14 130-21 43-6 87-12 130-18 43-5 87-10 130-15 44-4 87-7 131-11 44-3 87-5 131-8 44-2 87-3 131-5 44-1 87-1 131-2 0 1750 0 3500 0 5250-1750 6-3500 13-5250 19z">
            <text:p/>
          </draw:path>
        </draw:g>
        <draw:rect draw:style-name="gr19" draw:text-style-name="P1" draw:layer="layout" svg:width="4cm" svg:height="4cm" svg:x="2cm" svg:y="1.981cm">
          <text:p/>
        </draw:rect>
        <draw:path draw:style-name="gr15" draw:text-style-name="P1" draw:layer="layout" svg:width="5.999cm" svg:height="5.999cm" svg:x="15cm" svg:y="0.98cm" svg:viewBox="0 0 6000 6000" svg:d="m3000 5750c506 0 937-115 1375-368s753-569 1007-1007 368-869 368-1375-115-937-368-1375-569-753-1007-1007-869-368-1375-368-937 115-1375 368-753 569-1007 1007-368 869-368 1375 115 937 368 1375 569 753 1007 1007 869 368 1375 368zm0 250c-552 0-1022-126-1500-402s-822-620-1098-1098-402-948-402-1500 126-1022 402-1500 620-822 1098-1098 948-402 1500-402 1022 126 1500 402 822 620 1098 1098 402 948 402 1500-126 1022-402 1500-620 822-1098 1098c-478 276-948 402-1500 402z">
          <text:p/>
        </draw:path>
        <draw:polygon draw:style-name="gr17" draw:text-style-name="P1" draw:layer="layout" svg:width="5.999cm" svg:height="5.269cm" svg:x="15cm" svg:y="1.73cm" svg:viewBox="0 0 6000 5270" draw:points="5875,252 5750,257 5626,264 5501,275 5377,289 5253,306 5129,326 5006,350 4884,376 4763,405 4642,438 4522,473 4403,512 4285,553 4169,598 4053,644 3938,695 3825,747 3713,804 3603,862 3494,924 3387,987 3281,1054 3213,1099 3280,1151 3381,1235 3480,1320 3578,1409 3672,1499 3765,1592 3855,1687 3943,1785 4029,1884 4111,1986 4192,2090 4269,2196 4344,2303 4417,2413 4486,2524 4553,2637 4617,2752 4678,2868 4736,2985 4791,3104 4843,3225 4892,3346 4938,3469 4981,3593 5021,3718 5058,3844 5092,3971 5122,4099 5149,4227 5173,4356 5194,4486 5211,4616 5226,4746 5237,4877 5244,5008 5249,5139 5250,5270 5002,5269 5001,5146 4996,5021 4990,4897 4979,4772 4965,4648 4949,4524 4929,4400 4906,4277 4880,4155 4851,4033 4819,3912 4784,3792 4746,3673 4705,3555 4661,3438 4614,3323 4565,3207 4512,3094 4457,2983 4399,2872 4338,2762 4274,2655 4208,2549 4139,2444 4067,2342 3994,2241 3917,2142 3839,2045 3757,1951 3673,1857 3587,1767 3498,1678 3409,1592 3316,1508 3221,1427 3125,1347 3026,1270 2999,1251 2974,1269 2875,1346 2779,1426 2684,1507 2591,1591 2502,1677 2413,1766 2327,1856 2243,1950 2161,2044 2083,2141 2006,2240 1933,2341 1861,2443 1792,2548 1726,2654 1662,2761 1601,2871 1543,2982 1488,3093 1435,3206 1386,3322 1339,3437 1295,3554 1254,3672 1216,3791 1181,3911 1149,4032 1120,4154 1094,4276 1071,4399 1051,4523 1035,4647 1021,4771 1010,4896 1004,5020 999,5145 998,5268 750,5269 751,5138 756,5007 763,4876 774,4745 789,4615 806,4485 827,4355 851,4226 878,4098 908,3970 942,3843 979,3717 1019,3592 1062,3468 1108,3345 1157,3224 1209,3103 1264,2984 1322,2867 1383,2751 1447,2636 1514,2523 1583,2412 1656,2302 1731,2195 1808,2089 1889,1985 1971,1883 2057,1784 2145,1686 2235,1591 2328,1498 2422,1408 2520,1319 2619,1234 2720,1150 2786,1099 2719,1055 2613,988 2506,925 2397,863 2287,805 2175,748 2062,696 1947,645 1831,599 1715,554 1597,513 1478,474 1358,439 1237,406 1116,377 994,351 871,327 747,307 623,290 499,276 374,265 250,258 125,253 0,251 0,1 131,3 262,8 393,16 524,27 654,42 784,60 914,81 1043,106 1171,133 1298,164 1425,198 1551,235 1676,276 1800,319 1922,366 2044,415 2164,468 2283,523 2400,582 2516,643 2630,708 2743,775 2854,845 2963,917 2999,943 3037,916 3146,844 3257,774 3370,707 3484,642 3600,581 3717,522 3836,467 3956,414 4078,365 4200,318 4324,275 4449,234 4575,197 4702,163 4829,132 4957,105 5086,80 5216,59 5346,41 5476,26 5607,15 5738,7 5869,2 6000,0 6000,250">
          <text:p/>
        </draw:polygon>
        <dr3d:scene draw:style-name="gr20" svg:width="6cm" svg:height="5.922cm" svg:x="8cm" svg:y="1.036cm" dr3d:transform="matrix (1 0 0 0 0.9999922970863 0.0039250182247786 0 -0.0039250182247786 0.9999922970863 -11cm 4.00342036648032cm -0.691173881788306cm)" dr3d:vrp="(0 0 18555.7142857143)" dr3d:vpn="(0 0 17145.7142857143)" dr3d:projection="parallel" dr3d:distance="1.41cm" dr3d:focal-length="10cm" dr3d:shadow-slant="0" dr3d:shade-mode="gouraud" dr3d:ambient-color="#666666" dr3d:lighting-mode="false">
          <dr3d:light dr3d:diffuse-color="#cccccc" dr3d:direction="(0.651922121235561 0.605493882738803 0.45648078361483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1" draw:layer="layout" svg:viewBox="8000 -7000 6000 6000" svg:d="m11000-6750 186 5 181 17 175 28 171 39 168 52 165 63 165 76 164 88 145 89 136 94 127 101 61 52 58 54-22 107-29 122-32 121-35 120-38 119-41 118-44 117-47 115-49 116-53 113-55 111-58 111-61 110-64 107-66 106-69 105-72 102-73 101-77 99-78 97-82 94-84 94-86 90-89 89-89 86-93 84-95 81-96 80-99 77-27 19-25-18-99-77-96-80-95-81-93-84-89-86-89-89-86-90-84-94-82-94-78-97-77-99-73-101-72-102-69-105-66-106-64-107-61-110-58-111-55-111-53-113-49-116-47-115-44-117-41-118-38-119-35-120-32-121-29-122-23-108 59-54 61-52 127-100 136-95 145-89 164-88 165-76 165-63 168-52 171-39 175-28 181-17zm2568 1370 88 164 76 165 63 165 52 168 39 171 28 175 17 181 5 186-5 186-17 181-28 175-39 171-52 168-63 165-76 165-88 164-92 149-97 139-50 66-53 64-54 62-56 60-96-21-121-29-121-33-120-35-119-39-118-41-116-45-116-46-115-51-113-52-112-57-110-58-109-62-107-63-106-67-68-45 67-52 101-84 99-85 98-89 94-90 93-93 90-95 88-98 86-99 82-102 81-104 77-106 75-107 73-110 69-111 67-113 64-115 61-116 58-117 55-119 52-121 49-121 46-123 43-124 40-125 37-126 34-127 16-70 73 92 70 97 67 101zm-943 3863-164 88-165 76-165 63-168 52-171 39-175 28-181 17-186 5-186-5-181-17-175-28-171-39-168-52-165-63-165-76-164-88-102-62-98-64-93-67-90-69 56-14 127-34 126-37 125-41 124-43 122-47 122-49 120-53 119-55 117-59 116-61 114-65 113-67 111-70 109-72 36-26 38 27 109 72 111 70 113 67 114 65 116 61 117 59 119 55 120 53 122 49 122 47 124 43 125 41 126 37 127 34 55 13-89 70-94 66-97 64zm-3859-945-88-164-76-165-63-165-52-168-39-171-28-175-17-181-5-186 5-186 17-181 28-175 39-171 52-168 63-165 76-165 88-164 64-106 67-101 70-97 72-92 17 71 34 127 37 126 40 125 43 124 46 123 49 121 52 121 55 119 58 117 61 116 64 115 67 113 69 111 73 110 75 107 77 106 81 104 82 102 86 99 88 98 90 95 93 93 94 90 98 89 99 85 101 84 66 51-67 44-106 67-107 63-109 62-110 58-112 57-113 52-115 51-116 46-116 45-118 41-119 39-120 35-121 33-121 29-97 21-56-60-54-62-52-64-51-66-96-139zm2290-4523-203 6-197 18-191 30-187 43-183 56-181 70-179 82-179 97-122 73-115 77-111 81-104 84-13-94-14-124-11-125-6-124-5-125-1-123-248-1 1 131 5 131 7 131 11 131 15 130 17 130 21 130 1 8-59 64-57 67-110 139-103 148-97 159-97 179-82 179-70 181-56 183-43 187-30 191-18 197-6 203 6 203 18 197 30 191 43 187 56 183 70 181 82 179 97 179 76 125 79 120 84 113 87 107-105 15-124 14-125 11-124 7-125 5-125 2v250l131-2 131-5 131-8 131-11 130-15 130-18 130-21 23-4 128 112 136 107 145 100 154 94 179 97 179 82 181 70 183 56 187 43 191 30 197 18 203 6 203-6 197-18 191-30 187-43 183-56 181-70 179-82 179-97 154-94 145-100 136-106 127-113 24 5 130 21 130 18 130 15 131 11 131 8 131 5 131 2v-250l-125-2-125-5-124-7-125-11-124-14-106-15 88-108 83-113 80-119 76-126 97-179 82-179 70-181 56-183 43-187 30-191 18-197 6-203-6-203-18-197-30-191-43-187-56-183-70-181-82-179-97-179-97-159-103-148-110-140-57-66-60-64 2-9 21-130 17-130 15-130 11-131 7-131 5-131 1-131-248 1-1 123-5 125-6 124-11 125-14 124-13 95-105-84-110-81-115-77-122-73-179-97-179-82-181-70-183-56-187-43-191-30-197-18z"/>
        </dr3d:scene>
      </draw:page>
      <draw:page draw:name="page5" draw:style-name="dp1" draw:master-page-name="Default">
        <draw:custom-shape draw:style-name="gr22" draw:text-style-name="P1" draw:layer="layout" svg:width="7cm" svg:height="7cm" svg:x="5cm" svg:y="1.5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 draw:layer="layout" svg:width="6cm" svg:height="6cm" svg:x="8.75cm" svg:y="2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 draw:layer="layout" svg:width="6cm" svg:height="6cm" svg:x="2.25cm" svg:y="2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3" draw:text-style-name="P1" draw:layer="layout" svg:x1="7.5cm" svg:y1="1cm" svg:x2="7.5cm" svg:y2="9cm">
          <text:p/>
        </draw:line>
        <draw:line draw:style-name="gr23" draw:text-style-name="P1" draw:layer="layout" svg:x1="7.5cm" svg:y1="6.75cm" svg:x2="11cm" svg:y2="7.75cm">
          <text:p/>
        </draw:line>
        <draw:line draw:style-name="gr23" draw:text-style-name="P1" draw:layer="layout" svg:x1="11cm" svg:y1="7.75cm" svg:x2="13cm" svg:y2="5cm">
          <text:p/>
        </draw:line>
        <draw:line draw:style-name="gr23" draw:text-style-name="P1" draw:layer="layout" svg:x1="7.5cm" svg:y1="3.25cm" svg:x2="11cm" svg:y2="2.25cm">
          <text:p/>
        </draw:line>
        <draw:line draw:style-name="gr23" draw:text-style-name="P1" draw:layer="layout" svg:x1="11cm" svg:y1="2.25cm" svg:x2="13cm" svg:y2="5cm">
          <text:p/>
        </draw:line>
        <draw:custom-shape draw:style-name="gr1" draw:text-style-name="P1" draw:layer="layout" svg:width="6cm" svg:height="6cm" svg:x="22cm" svg:y="16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7cm" svg:height="7cm" svg:x="20cm" svg:y="15.5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6cm" svg:x="23.75cm" svg:y="16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6cm" svg:x="17.25cm" svg:y="16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3" draw:text-style-name="P1" draw:layer="layout" svg:x1="22.5cm" svg:y1="17.25cm" svg:x2="22.5cm" svg:y2="20.75cm">
          <text:p/>
        </draw:line>
        <draw:line draw:style-name="gr23" draw:text-style-name="P1" draw:layer="layout" svg:x1="22.5cm" svg:y1="20.75cm" svg:x2="26cm" svg:y2="21.75cm">
          <text:p/>
        </draw:line>
        <draw:line draw:style-name="gr23" draw:text-style-name="P1" draw:layer="layout" svg:x1="26cm" svg:y1="21.75cm" svg:x2="28cm" svg:y2="19cm">
          <text:p/>
        </draw:line>
        <draw:line draw:style-name="gr23" draw:text-style-name="P1" draw:layer="layout" svg:x1="22.5cm" svg:y1="17.25cm" svg:x2="26cm" svg:y2="16.25cm">
          <text:p/>
        </draw:line>
        <draw:line draw:style-name="gr23" draw:text-style-name="P1" draw:layer="layout" svg:x1="26cm" svg:y1="16.25cm" svg:x2="28cm" svg:y2="19cm">
          <text:p/>
        </draw:line>
        <draw:line draw:style-name="gr23" draw:text-style-name="P1" draw:layer="layout" svg:x1="10.88cm" svg:y1="1cm" svg:x2="10.88cm" svg:y2="9cm">
          <text:p/>
        </draw:line>
        <draw:custom-shape draw:style-name="gr1" draw:text-style-name="P1" draw:layer="layout" svg:width="6cm" svg:height="6cm" svg:x="7cm" svg:y="19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 draw:layer="layout" svg:width="7cm" svg:height="7cm" svg:x="5cm" svg:y="18.5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1" draw:layer="layout" svg:width="6cm" svg:height="6cm" svg:x="8.75cm" svg:y="19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1" draw:layer="layout" svg:width="6cm" svg:height="6cm" svg:x="2.25cm" svg:y="19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3" draw:text-style-name="P1" draw:layer="layout" svg:x1="7.5cm" svg:y1="18cm" svg:x2="7.5cm" svg:y2="26cm">
          <text:p/>
        </draw:line>
        <draw:line draw:style-name="gr23" draw:text-style-name="P1" draw:layer="layout" svg:x1="7.5cm" svg:y1="23.75cm" svg:x2="11cm" svg:y2="24.75cm">
          <text:p/>
        </draw:line>
        <draw:line draw:style-name="gr23" draw:text-style-name="P1" draw:layer="layout" svg:x1="11cm" svg:y1="24.75cm" svg:x2="13cm" svg:y2="22cm">
          <text:p/>
        </draw:line>
        <draw:line draw:style-name="gr23" draw:text-style-name="P1" draw:layer="layout" svg:x1="7.5cm" svg:y1="20.25cm" svg:x2="11cm" svg:y2="19.25cm">
          <text:p/>
        </draw:line>
        <draw:line draw:style-name="gr23" draw:text-style-name="P1" draw:layer="layout" svg:x1="11cm" svg:y1="19.25cm" svg:x2="13cm" svg:y2="22cm">
          <text:p/>
        </draw:line>
        <draw:custom-shape draw:style-name="gr26" draw:text-style-name="P1" draw:layer="layout" svg:width="10cm" svg:height="10cm" svg:x="0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3.5cm" svg:height="3.5cm" svg:x="10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3.5cm" svg:height="3.5cm" svg:x="8.25cm" svg:y="2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10cm" svg:height="10cm" svg:x="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0.88cm" svg:y1="18cm" svg:x2="10.88cm" svg:y2="26cm">
          <text:p/>
        </draw:line>
        <draw:custom-shape draw:style-name="gr1" draw:text-style-name="P1" draw:layer="layout" svg:width="6cm" svg:height="6cm" svg:x="7cm" svg:y="10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 draw:layer="layout" svg:width="7cm" svg:height="7cm" svg:x="5cm" svg:y="9.5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 draw:layer="layout" svg:width="6cm" svg:height="6cm" svg:x="8.75cm" svg:y="10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 draw:layer="layout" svg:width="6cm" svg:height="6cm" svg:x="2.25cm" svg:y="10cm">
          <text:p/>
          <draw:enhanced-geometry svg:viewBox="0 0 21600 21600" draw:extrusion="false"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3" draw:text-style-name="P1" draw:layer="layout" svg:x1="7.5cm" svg:y1="9cm" svg:x2="7.5cm" svg:y2="17cm">
          <text:p/>
        </draw:line>
        <draw:line draw:style-name="gr23" draw:text-style-name="P1" draw:layer="layout" svg:x1="7.5cm" svg:y1="14.75cm" svg:x2="11cm" svg:y2="15.75cm">
          <text:p/>
        </draw:line>
        <draw:line draw:style-name="gr23" draw:text-style-name="P1" draw:layer="layout" svg:x1="11cm" svg:y1="15.75cm" svg:x2="13cm" svg:y2="13cm">
          <text:p/>
        </draw:line>
        <draw:line draw:style-name="gr23" draw:text-style-name="P1" draw:layer="layout" svg:x1="7.5cm" svg:y1="11.25cm" svg:x2="11cm" svg:y2="10.25cm">
          <text:p/>
        </draw:line>
        <draw:line draw:style-name="gr23" draw:text-style-name="P1" draw:layer="layout" svg:x1="11cm" svg:y1="10.25cm" svg:x2="13cm" svg:y2="13cm">
          <text:p/>
        </draw:line>
        <draw:line draw:style-name="gr23" draw:text-style-name="P1" draw:layer="layout" svg:x1="10.88cm" svg:y1="9cm" svg:x2="10.88cm" svg:y2="17cm">
          <text:p/>
        </draw:line>
        <draw:path draw:style-name="gr28" draw:text-style-name="P1" draw:layer="layout" svg:width="1.749cm" svg:height="3.054cm" svg:x="10cm" svg:y="11.472cm" svg:viewBox="0 0 1750 3055" svg:d="m250 1528c0 519 242 963 625 1231 383-268 625-712 625-1231s-242-964-625-1231c-383 267-625 711-625 1231zm-250 0c0-670 345-1233 875-1528 530 295 875 858 875 1528s-345 1232-875 1527c-530-295-875-858-875-1527z">
          <text:p/>
        </draw:path>
        <draw:path draw:style-name="gr29" draw:text-style-name="P1" draw:layer="layout" svg:width="2.999cm" svg:height="5.752cm" svg:x="7cm" svg:y="10.123cm" svg:viewBox="0 0 3000 5753" svg:d="m1625 5258c134 78 268 142 403 195 460-735 722-1615 722-2576s-262-1842-722-2576c-135 52-269 117-403 194-438 253-753 568-1007 1007s-368 868-368 1375 115 936 368 1375 569 753 1007 1006zm1375-2381c0 1085-317 2072-868 2876-214-65-422-157-632-278-478-276-822-620-1098-1098s-402-948-402-1500 126-1022 402-1500 620-822 1098-1098c210-122 418-214 632-279 551 805 868 1792 868 2877z">
          <text:p/>
        </draw:path>
        <draw:path draw:style-name="gr30" draw:text-style-name="P1" draw:layer="layout" svg:width="5.999cm" svg:height="5.999cm" svg:x="7cm" svg:y="10cm" svg:viewBox="0 0 6000 6000" svg:d="m3000 5750c506 0 937-115 1375-368 438-254 753-569 1007-1007s368-869 368-1375-115-937-368-1375-569-753-1007-1007-869-368-1375-368-937 115-1375 368c-438 254-753 569-1007 1007s-368 869-368 1375 115 937 368 1375 569 753 1007 1007c438 253 869 368 1375 368zm0 250c-552 0-1022-126-1500-402s-822-620-1098-1098-402-948-402-1500 126-1022 402-1500 620-822 1098-1098 948-402 1500-402 1022 126 1500 402 822 620 1098 1098 402 948 402 1500-126 1022-402 1500-620 822-1098 1098-948 402-1500 402z">
          <text:p/>
        </draw:path>
        <draw:path draw:style-name="gr31" draw:text-style-name="P1" draw:layer="layout" svg:width="5.999cm" svg:height="5.999cm" draw:transform="rotate (1.5707963267946) translate (7.00000000000623cm 8.00000000000623cm)" svg:viewBox="0 0 6000 6000" svg:d="m3250 3000c0 519 242 964 625 1231 383-267 625-712 625-1231s-242-964-625-1231c-383 267-625 712-625 1231zm-250 0c0-670 345-1233 875-1528 530 295 875 858 875 1528s-345 1233-875 1528c-530-295-875-858-875-1528zm0 2750c506 0 937-115 1375-368 438-254 753-569 1007-1007s368-869 368-1375-115-937-368-1375-569-753-1007-1007-869-368-1375-368c-258 0-497 30-726 93 463 762 726 1669 726 2657s-263 1895-726 2657c229 63 468 93 726 93zm-737-5404c-79 22-157 48-235 78v0 0 0 0c-135 52-269 117-403 194-438 254-753 569-1007 1007s-368 869-368 1375 115 937 368 1375 569 753 1007 1007c134 77 268 142 403 194v0c460-734 722-1615 722-2576s-262-1842-722-2576c7-2 147-53 235-78 4-1 7-2 11-3-4 1-8 2-11 3zm-235 5230c6 2 11 4 17 6 4 2 9 4 13 6 4 1 7 2 10 3 6 3 13 5 19 7 2 1 4 1 6 2 7 3 14 5 21 8 1 0 3 0 4 1 7 3 15 5 23 8 1 0 1 0 2 0 8 3 16 6 25 9h1c8 3 17 5 25 8h1c9 3 17 5 26 8v0c9 3 17 5 26 8-9-3-17-5-26-8v0c-9-3-17-5-26-8h-1c-8-3-17-5-25-8h-1c-9-3-17-6-25-9-1 0-1 0-2 0-8-3-16-5-23-8-1-1-3-1-4-1-7-3-14-5-21-8-2-1-4-1-6-2-6-2-13-5-19-7-3-1-6-2-10-3-4-2-9-4-13-6-6-2-11-4-17-6zm220 74c8 2 17 5 26 7-9-2-18-5-26-7-1 0-1 0-1 0zm753 350c-552 0-1022-126-1500-402s-822-620-1098-1098-402-948-402-1500 126-1022 402-1500 620-822 1098-1098 948-402 1500-402 1022 126 1500 402 822 620 1098 1098 402 948 402 1500-126 1022-402 1500-620 822-1098 1098-948 402-1500 402z">
          <text:p/>
        </draw:path>
        <dr3d:scene draw:style-name="gr32" svg:width="6cm" svg:height="6.786cm" svg:x="15cm" svg:y="0.606cm" dr3d:transform="matrix (1 0 0 0 0.939692620785931 0.342020143325607 0 -0.342020143325607 0.939692620785931 -18cm 4.00057872447493cm 0.703717890406774cm)" dr3d:vrp="(0 0 18552.8571428571)" dr3d:vpn="(0 0 17142.8571428571)" dr3d:projection="parallel" dr3d:distance="1.41cm" dr3d:focal-length="10cm" dr3d:shadow-slant="0" dr3d:shade-mode="gouraud" dr3d:ambient-color="#666666" dr3d:lighting-mode="false">
          <dr3d:light dr3d:diffuse-color="#cccccc" dr3d:direction="(0.623166146510014 0.659534616873503 0.42033087322891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dr3d:transform="matrix (1 0 0 0 0.941096887566773 -0.338137025792993 0 0.338137025792989 0.941096887566775 0cm -0.473824620895323cm -1.31071783806862cm)" svg:viewBox="15000 -7000 6000 6000" svg:d="m18000-3750 96 3 95 8 92 14 91 19 88 24 85 29 83 34 80 38 77 43 74 47 71 52 67 55 64 59 60 63 56 67 52 70-52 70-56 67-60 63-64 59-67 55-71 52-74 47-77 43-80 38-83 34-85 29-88 24-91 19-92 14-95 8-96 3-96-3-95-8-92-14-91-19-88-24-85-29-83-34-80-38-77-43-74-47-71-52-67-55-64-59-60-63-56-67-52-70 52-70 56-67 60-63 64-59 67-55 71-52 74-47 77-43 80-38 83-34 85-29 88-24 91-19 92-14 95-8zm96-253-124 4-122 12-118 19-116 27-112 34-108 41-104 48-100 54-96 60-91 66-86 72-82 78-75 83-71 87-64 93-59 97 59 97 64 93 71 87 75 83 82 78 86 72 91 66 96 60 100 54 104 48 108 41 112 34 116 27 118 19 122 12 124 4 124-4 122-12 118-19 116-27 112-34 108-41 104-48 100-54 96-60 91-66 86-72 82-78 75-83 71-87 64-93 59-97-59-97-64-93-71-87-75-83-82-78-86-72-91-66-96-60-100-54-104-48-108-41-112-34-116-27-118-19-122-12zm2626-4-5 186-17 181-28 175-39 171-52 168-63 165-76 165-88 164-98 159-105 148-112 137-119 129-129 119-137 112-148 105-159 98-164 88-165 76-165 63-168 52-171 39-175 28-181 17-186 5-186-5-181-17-175-28-171-39-168-52-165-63-165-76-164-88-159-98-148-105-137-112-129-119-119-129-112-137-105-148-98-159-88-164-76-165-63-165-52-168-39-171-28-175-17-181-5-186 6-190 7-93 10-91 13-90 16-88 19-88 22-86 292 164 306 145 317 124 329 104 339 81 349 60 358 36 367 12 367-12 358-36 349-60 339-81 329-104 317-124 306-145 292-164 22 86 19 88 16 88 13 90 10 91 7 93zm-5398-547 17-59 19-59 20-59 22-58v0 0 0 0 0 0 0 0 0 0 0 0 0 0 0 0 0 0 0 0 0 0 0 0 0 0 0 0 0 0 0 0 0 0 0 0 0l42-101 46-101 51-100 55-101 98-159 105-148 112-137 119-129 129-119 137-112 148-105 159-98 164-88 165-76 165-63 168-52 171-39 175-28 181-17 186-5 186 5 181 17 175 28 171 39 168 52 165 63 165 76 164 88 159 98 148 105 137 112 129 119 119 129 112 137 105 148 98 159 55 101 51 100 46 101 42 101v0l-282 163-295 144-307 124-319 102-329 82-339 59-348 36-357 12-357-12-348-36-339-59-329-82-319-102-307-124-295-144-282-163-30 87-26 75-22 73-3 11zm5233-246 6 17 6 13 3 10 7 19 2 6 8 21 1 4 8 23v2l9 25v1l8 25v1l8 26v0l8 26-8-26v0l-8-26v-1l-8-25v-1l-9-25v-2l-8-23-1-4-8-21-2-6-7-19-3-10-6-13zm68 203 7 26-7-26v-1zm350 753-6-203-18-197-30-191-43-187-56-183-70-181-82-179-97-179-107-173-114-162-122-150-130-140-140-130-150-122-162-114-173-107-179-97-179-82-181-70-183-56-187-43-191-30-197-18-203-6-203 6-197 18-191 30-187 43-183 56-181 70-179 82-179 97-173 107-162 114-150 122-140 130-130 140-122 150-114 162-107 173-97 179-82 179-70 181-56 183-43 187-30 191-18 197-6 203 6 203 18 197 30 191 43 187 56 183 70 181 82 179 97 179 107 173 114 162 122 150 130 140 140 130 150 122 162 114 173 107 179 97 179 82 181 70 183 56 187 43 191 30 197 18 203 6 203-6 197-18 191-30 187-43 183-56 181-70 179-82 179-97 173-107 162-114 150-122 140-130 130-140 122-150 114-162 107-173 97-179 82-179 70-181 56-183 43-187 30-191 18-197z"/>
        </dr3d:scene>
        <draw:frame draw:style-name="gr34" draw:layer="layout" svg:width="11.45cm" svg:height="2.5cm" svg:x="17.25cm" svg:y="9cm">
          <draw:text-box>
            <text:p>See Carlyle circles:</text:p>
            <text:p>https://en.wikipedia.org/wiki/Pentagon#Carlyle_circl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h Greene</meta:initial-creator>
    <meta:creation-date>2011-09-11T20:49:34</meta:creation-date>
    <dc:date>2011-12-08T10:53:16</dc:date>
    <dc:creator>Hugh Greene</dc:creator>
    <meta:editing-duration>P1DT6H42M11S</meta:editing-duration>
    <meta:editing-cycles>8</meta:editing-cycles>
    <meta:generator>OpenOffice.org/3.3$Unix OpenOffice.org_project/330m20$Build-9567</meta:generator>
    <meta:document-statistic meta:object-count="104"/>
  </office:meta>
</office:document-meta>
</file>